
<file path=META-INF/manifest.xml><?xml version="1.0" encoding="utf-8"?>
<manifest:manifest xmlns:manifest="urn:oasis:names:tc:opendocument:xmlns:manifest:1.0" manifest:version="1.2">
  <manifest:file-entry manifest:full-path="/" manifest:version="1.2" manifest:media-type="application/vnd.oasis.opendocument.formula"/>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manifest>
</file>

<file path=content.xml><?xml version="1.0" encoding="utf-8"?>
<math xmlns="http://www.w3.org/1998/Math/MathML">
  <semantics>
    <mtable>
      <mtr>
        <mtd>
          <mrow>
            <mrow>
              <msub>
                <mrow>
                  <mover accent="true">
                    <mi>x</mi>
                    <mo stretchy="false">̄</mo>
                  </mover>
                </mrow>
                <mi>i</mi>
              </msub>
              <mo stretchy="false">=</mo>
              <mrow>
                <munderover>
                  <mo stretchy="false">∑</mo>
                  <mrow>
                    <mi>j</mi>
                    <mo stretchy="false">=</mo>
                    <mn>1</mn>
                  </mrow>
                  <mi>n</mi>
                </munderover>
                <mrow>
                  <mo stretchy="false">(</mo>
                  <mrow>
                    <msub>
                      <mrow>
                        <mstyle mathvariant="bold">
                          <mrow>
                            <mi>e</mi>
                          </mrow>
                        </mstyle>
                      </mrow>
                      <mi>i</mi>
                    </msub>
                    <msub>
                      <mrow>
                        <mover accent="true">
                          <mstyle mathvariant="bold">
                            <mrow>
                              <mi>e</mi>
                            </mrow>
                          </mstyle>
                          <mo stretchy="false">̄</mo>
                        </mover>
                      </mrow>
                      <mi>j</mi>
                    </msub>
                  </mrow>
                  <mo stretchy="false">)</mo>
                </mrow>
              </mrow>
            </mrow>
            <msub>
              <mi>x</mi>
              <mi>j</mi>
            </msub>
          </mrow>
        </mtd>
      </mtr>
      <mtr>
        <mtd>
          <mrow/>
        </mtd>
      </mtr>
      <mtr>
        <mtd>
          <mrow>
            <mrow>
              <msub>
                <mrow>
                  <mover accent="true">
                    <mi>x</mi>
                    <mo stretchy="false">̄</mo>
                  </mover>
                </mrow>
                <mi>i</mi>
              </msub>
              <mo stretchy="false">=</mo>
              <mrow>
                <mrow>
                  <mrow>
                    <munderover>
                      <mo stretchy="false">∑</mo>
                      <mrow>
                        <mi>j</mi>
                        <mo stretchy="false">=</mo>
                        <mn>1</mn>
                      </mrow>
                      <mi>n</mi>
                    </munderover>
                    <mfenced open="(" close=")">
                      <mrow>
                        <mtable>
                          <mtr>
                            <mtd>
                              <mrow>
                                <mn>.</mn>
                              </mrow>
                            </mtd>
                            <mtd>
                              <mrow>
                                <mn>.</mn>
                              </mrow>
                            </mtd>
                            <mtd>
                              <mrow>
                                <mn>.</mn>
                              </mrow>
                            </mtd>
                            <mtd>
                              <mrow>
                                <mn>.</mn>
                              </mrow>
                            </mtd>
                          </mtr>
                          <mtr>
                            <mtd>
                              <mrow>
                                <msub>
                                  <mi>e</mi>
                                  <mrow>
                                    <msub>
                                      <mi>i</mi>
                                      <mn>1</mn>
                                    </msub>
                                  </mrow>
                                </msub>
                              </mrow>
                            </mtd>
                            <mtd>
                              <mrow>
                                <msub>
                                  <mi>e</mi>
                                  <mrow>
                                    <msub>
                                      <mi>i</mi>
                                      <mn>2</mn>
                                    </msub>
                                  </mrow>
                                </msub>
                              </mrow>
                            </mtd>
                            <mtd>
                              <mrow>
                                <msub>
                                  <mi>e</mi>
                                  <mrow>
                                    <msub>
                                      <mi>i</mi>
                                      <mo stretchy="false">…</mo>
                                    </msub>
                                  </mrow>
                                </msub>
                              </mrow>
                            </mtd>
                            <mtd>
                              <mrow>
                                <msub>
                                  <mi>e</mi>
                                  <mrow>
                                    <msub>
                                      <mi>i</mi>
                                      <mi>D</mi>
                                    </msub>
                                  </mrow>
                                </msub>
                              </mrow>
                            </mtd>
                          </mtr>
                          <mtr>
                            <mtd>
                              <mrow>
                                <mn>.</mn>
                              </mrow>
                            </mtd>
                            <mtd>
                              <mrow>
                                <mn>.</mn>
                              </mrow>
                            </mtd>
                            <mtd>
                              <mrow>
                                <mn>.</mn>
                              </mrow>
                            </mtd>
                            <mtd>
                              <mrow>
                                <mn>.</mn>
                              </mrow>
                            </mtd>
                          </mtr>
                          <mtr>
                            <mtd>
                              <mrow>
                                <mn>.</mn>
                              </mrow>
                            </mtd>
                            <mtd>
                              <mrow>
                                <mn>.</mn>
                              </mrow>
                            </mtd>
                            <mtd>
                              <mrow>
                                <mn>.</mn>
                              </mrow>
                            </mtd>
                            <mtd>
                              <mrow>
                                <mn>.</mn>
                              </mrow>
                            </mtd>
                          </mtr>
                        </mtable>
                      </mrow>
                    </mfenced>
                  </mrow>
                  <mo stretchy="false">⋅</mo>
                  <mfenced open="(" close=")">
                    <mrow>
                      <mtable>
                        <mtr>
                          <mtd>
                            <mrow>
                              <msub>
                                <mrow>
                                  <mover accent="true">
                                    <mi>e</mi>
                                    <mo stretchy="false">̄</mo>
                                  </mover>
                                </mrow>
                                <mrow>
                                  <msub>
                                    <mrow>
                                      <mrow>
                                        <mi>j</mi>
                                        <mo stretchy="false">=</mo>
                                        <mn>1</mn>
                                      </mrow>
                                    </mrow>
                                    <mn>1</mn>
                                  </msub>
                                </mrow>
                              </msub>
                            </mrow>
                          </mtd>
                          <mtd>
                            <mrow>
                              <msub>
                                <mrow>
                                  <mover accent="true">
                                    <mi>e</mi>
                                    <mo stretchy="false">̄</mo>
                                  </mover>
                                </mrow>
                                <mrow>
                                  <msub>
                                    <mrow>
                                      <mrow>
                                        <mi>j</mi>
                                        <mo stretchy="false">=</mo>
                                        <mn>2</mn>
                                      </mrow>
                                    </mrow>
                                    <mn>1</mn>
                                  </msub>
                                </mrow>
                              </msub>
                            </mrow>
                          </mtd>
                          <mtd>
                            <mrow>
                              <msub>
                                <mrow>
                                  <mover accent="true">
                                    <mi>e</mi>
                                    <mo stretchy="false">̄</mo>
                                  </mover>
                                </mrow>
                                <mrow>
                                  <msub>
                                    <mrow>
                                      <mrow>
                                        <mi>j</mi>
                                        <mo stretchy="false">=</mo>
                                        <mo stretchy="false">⋯</mo>
                                      </mrow>
                                    </mrow>
                                    <mn>1</mn>
                                  </msub>
                                </mrow>
                              </msub>
                            </mrow>
                          </mtd>
                          <mtd>
                            <mrow>
                              <msub>
                                <mrow>
                                  <mover accent="true">
                                    <mi>e</mi>
                                    <mo stretchy="false">̄</mo>
                                  </mover>
                                </mrow>
                                <mrow>
                                  <msub>
                                    <mrow>
                                      <mrow>
                                        <mi>j</mi>
                                        <mo stretchy="false">=</mo>
                                        <mi>n</mi>
                                      </mrow>
                                    </mrow>
                                    <mn>1</mn>
                                  </msub>
                                </mrow>
                              </msub>
                            </mrow>
                          </mtd>
                        </mtr>
                        <mtr>
                          <mtd>
                            <mrow>
                              <msub>
                                <mrow>
                                  <mover accent="true">
                                    <mi>e</mi>
                                    <mo stretchy="false">̄</mo>
                                  </mover>
                                </mrow>
                                <mrow>
                                  <msub>
                                    <mrow>
                                      <mrow>
                                        <mi>j</mi>
                                        <mo stretchy="false">=</mo>
                                        <mn>1</mn>
                                      </mrow>
                                    </mrow>
                                    <mn>2</mn>
                                  </msub>
                                </mrow>
                              </msub>
                            </mrow>
                          </mtd>
                          <mtd>
                            <mrow>
                              <msub>
                                <mrow>
                                  <mover accent="true">
                                    <mi>e</mi>
                                    <mo stretchy="false">̄</mo>
                                  </mover>
                                </mrow>
                                <mrow>
                                  <msub>
                                    <mrow>
                                      <mrow>
                                        <mi>j</mi>
                                        <mo stretchy="false">=</mo>
                                        <mn>2</mn>
                                      </mrow>
                                    </mrow>
                                    <mn>2</mn>
                                  </msub>
                                </mrow>
                              </msub>
                            </mrow>
                          </mtd>
                          <mtd>
                            <mrow>
                              <msub>
                                <mrow>
                                  <mover accent="true">
                                    <mi>e</mi>
                                    <mo stretchy="false">̄</mo>
                                  </mover>
                                </mrow>
                                <mrow>
                                  <msub>
                                    <mrow>
                                      <mrow>
                                        <mi>j</mi>
                                        <mo stretchy="false">=</mo>
                                        <mo stretchy="false">⋯</mo>
                                      </mrow>
                                    </mrow>
                                    <mn>2</mn>
                                  </msub>
                                </mrow>
                              </msub>
                            </mrow>
                          </mtd>
                          <mtd>
                            <mrow>
                              <msub>
                                <mrow>
                                  <mover accent="true">
                                    <mi>e</mi>
                                    <mo stretchy="false">̄</mo>
                                  </mover>
                                </mrow>
                                <mrow>
                                  <msub>
                                    <mrow>
                                      <mrow>
                                        <mi>j</mi>
                                        <mo stretchy="false">=</mo>
                                        <mi>n</mi>
                                      </mrow>
                                    </mrow>
                                    <mn>2</mn>
                                  </msub>
                                </mrow>
                              </msub>
                            </mrow>
                          </mtd>
                        </mtr>
                        <mtr>
                          <mtd>
                            <mrow>
                              <msub>
                                <mrow>
                                  <mover accent="true">
                                    <mi>e</mi>
                                    <mo stretchy="false">̄</mo>
                                  </mover>
                                </mrow>
                                <mrow>
                                  <msub>
                                    <mrow>
                                      <mrow>
                                        <mi>j</mi>
                                        <mo stretchy="false">=</mo>
                                        <mn>1</mn>
                                      </mrow>
                                    </mrow>
                                    <mo stretchy="false">⋮</mo>
                                  </msub>
                                </mrow>
                              </msub>
                            </mrow>
                          </mtd>
                          <mtd>
                            <mrow>
                              <msub>
                                <mrow>
                                  <mover accent="true">
                                    <mi>e</mi>
                                    <mo stretchy="false">̄</mo>
                                  </mover>
                                </mrow>
                                <mrow>
                                  <msub>
                                    <mrow>
                                      <mrow>
                                        <mi>j</mi>
                                        <mo stretchy="false">=</mo>
                                        <mn>2</mn>
                                      </mrow>
                                    </mrow>
                                    <mo stretchy="false">⋮</mo>
                                  </msub>
                                </mrow>
                              </msub>
                            </mrow>
                          </mtd>
                          <mtd>
                            <mrow>
                              <msub>
                                <mrow>
                                  <mover accent="true">
                                    <mi>e</mi>
                                    <mo stretchy="false">̄</mo>
                                  </mover>
                                </mrow>
                                <mrow>
                                  <msub>
                                    <mrow>
                                      <mrow>
                                        <mi>j</mi>
                                        <mo stretchy="false">=</mo>
                                        <mo stretchy="false">⋯</mo>
                                      </mrow>
                                    </mrow>
                                    <mo stretchy="false">⋮</mo>
                                  </msub>
                                </mrow>
                              </msub>
                            </mrow>
                          </mtd>
                          <mtd>
                            <mrow>
                              <msub>
                                <mrow>
                                  <mover accent="true">
                                    <mi>e</mi>
                                    <mo stretchy="false">̄</mo>
                                  </mover>
                                </mrow>
                                <mrow>
                                  <msub>
                                    <mrow>
                                      <mrow>
                                        <mi>j</mi>
                                        <mo stretchy="false">=</mo>
                                        <mi>n</mi>
                                      </mrow>
                                    </mrow>
                                    <mo stretchy="false">⋮</mo>
                                  </msub>
                                </mrow>
                              </msub>
                            </mrow>
                          </mtd>
                        </mtr>
                        <mtr>
                          <mtd>
                            <mrow>
                              <msub>
                                <mrow>
                                  <mover accent="true">
                                    <mi>e</mi>
                                    <mo stretchy="false">̄</mo>
                                  </mover>
                                </mrow>
                                <mrow>
                                  <msub>
                                    <mrow>
                                      <mrow>
                                        <mi>j</mi>
                                        <mo stretchy="false">=</mo>
                                        <mn>1</mn>
                                      </mrow>
                                    </mrow>
                                    <mi>D</mi>
                                  </msub>
                                </mrow>
                              </msub>
                            </mrow>
                          </mtd>
                          <mtd>
                            <mrow>
                              <msub>
                                <mrow>
                                  <mover accent="true">
                                    <mi>e</mi>
                                    <mo stretchy="false">̄</mo>
                                  </mover>
                                </mrow>
                                <mrow>
                                  <msub>
                                    <mrow>
                                      <mrow>
                                        <mi>j</mi>
                                        <mo stretchy="false">=</mo>
                                        <mn>2</mn>
                                      </mrow>
                                    </mrow>
                                    <mi>D</mi>
                                  </msub>
                                </mrow>
                              </msub>
                            </mrow>
                          </mtd>
                          <mtd>
                            <mrow>
                              <msub>
                                <mrow>
                                  <mover accent="true">
                                    <mi>e</mi>
                                    <mo stretchy="false">̄</mo>
                                  </mover>
                                </mrow>
                                <mrow>
                                  <msub>
                                    <mrow>
                                      <mrow>
                                        <mi>j</mi>
                                        <mo stretchy="false">=</mo>
                                        <mo stretchy="false">⋯</mo>
                                      </mrow>
                                    </mrow>
                                    <mi>D</mi>
                                  </msub>
                                </mrow>
                              </msub>
                            </mrow>
                          </mtd>
                          <mtd>
                            <mrow>
                              <msub>
                                <mrow>
                                  <mover accent="true">
                                    <mi>e</mi>
                                    <mo stretchy="false">̄</mo>
                                  </mover>
                                </mrow>
                                <mrow>
                                  <msub>
                                    <mrow>
                                      <mrow>
                                        <mi>j</mi>
                                        <mo stretchy="false">=</mo>
                                        <mi>n</mi>
                                      </mrow>
                                    </mrow>
                                    <mi>D</mi>
                                  </msub>
                                </mrow>
                              </msub>
                            </mrow>
                          </mtd>
                        </mtr>
                      </mtable>
                    </mrow>
                  </mfenced>
                </mrow>
                <mo stretchy="false">⋅</mo>
                <msub>
                  <mi>x</mi>
                  <mrow>
                    <mstyle mathvariant="bold">
                      <mrow>
                        <mi>j</mi>
                      </mrow>
                    </mstyle>
                    <mrow>
                      <mo stretchy="false">(</mo>
                      <mrow>
                        <mi>!</mi>
                      </mrow>
                      <mo stretchy="false">)</mo>
                    </mrow>
                  </mrow>
                </msub>
              </mrow>
            </mrow>
          </mrow>
        </mtd>
      </mtr>
      <mtr>
        <mtd>
          <mrow/>
        </mtd>
      </mtr>
      <mtr>
        <mtd>
          <mrow>
            <mtext>Das</mtext>
            <msub>
              <mi/>
              <mrow>
                <mstyle mathvariant="bold">
                  <mrow>
                    <mi>j</mi>
                  </mrow>
                </mstyle>
              </mrow>
            </msub>
            <mtext>ist hier fett um einerseits darauf hinzuweisen, dass hier über mehrere</mtext>
            <mi>x</mi>
            <mtext>summiert wird und andererseits</mtext>
          </mrow>
        </mtd>
      </mtr>
      <mtr>
        <mtd>
          <mrow>
            <mtext>bereits die Vektorform anzudeuten, so dass die</mtext>
            <msub>
              <mi>x</mi>
              <mi>j</mi>
            </msub>
            <mtext>als Komponenten von</mtext>
            <mstyle mathvariant="bold">
              <mrow>
                <mi>x</mi>
              </mrow>
            </mstyle>
            <mtext>verstanden werden können. Die Notation</mtext>
          </mrow>
        </mtd>
      </mtr>
      <mtr>
        <mtd>
          <mrow>
            <msub>
              <mrow>
                <mover accent="true">
                  <mi>e</mi>
                  <mo stretchy="false">̄</mo>
                </mover>
              </mrow>
              <mrow>
                <mrow>
                  <mi>j</mi>
                  <mo stretchy="false">=</mo>
                  <msub>
                    <mn>2</mn>
                    <mn>1</mn>
                  </msub>
                </mrow>
              </mrow>
            </msub>
            <mtext>bezeichnet die 1. Komponente des Vektors</mtext>
            <msub>
              <mrow>
                <mover accent="true">
                  <mi>e</mi>
                  <mo stretchy="false">̄</mo>
                </mover>
              </mrow>
              <mrow>
                <mrow>
                  <mi>j</mi>
                  <mo stretchy="false">=</mo>
                  <mn>2</mn>
                </mrow>
              </mrow>
            </msub>
            <mtext>, also des 2. Einheitsvektors der gedrehten Basis. Aus der Vorschrift</mtext>
          </mrow>
        </mtd>
      </mtr>
      <mtr>
        <mtd>
          <mrow>
            <mtext>oben ist ersichtlich dass die zweite Basismatrix transponiert sein muß, was aber aufgrund der Diagonalität nichts ändert</mtext>
          </mrow>
        </mtd>
      </mtr>
      <mtr>
        <mtd>
          <mrow/>
        </mtd>
      </mtr>
      <mtr>
        <mtd>
          <mrow>
            <mrow>
              <mrow>
                <msub>
                  <mrow>
                    <mover accent="true">
                      <mi>x</mi>
                      <mo stretchy="false">̄</mo>
                    </mover>
                  </mrow>
                  <mi>i</mi>
                </msub>
                <mo stretchy="false">=</mo>
                <mrow>
                  <mfenced open="(" close=")">
                    <mrow>
                      <mtable>
                        <mtr>
                          <mtd>
                            <mrow>
                              <mn>.</mn>
                              <msub>
                                <mfenced open="∣" close="〉">
                                  <mrow>
                                    <mover accent="true">
                                      <mi>e</mi>
                                      <mo stretchy="false">̄</mo>
                                    </mover>
                                  </mrow>
                                </mfenced>
                                <mrow>
                                  <mrow>
                                    <mi>j</mi>
                                    <mo stretchy="false">=</mo>
                                    <mn>1</mn>
                                  </mrow>
                                </mrow>
                              </msub>
                            </mrow>
                          </mtd>
                          <mtd>
                            <mrow>
                              <mn>.</mn>
                              <msub>
                                <mfenced open="∣" close="〉">
                                  <mrow>
                                    <mover accent="true">
                                      <mi>e</mi>
                                      <mo stretchy="false">̄</mo>
                                    </mover>
                                  </mrow>
                                </mfenced>
                                <mrow>
                                  <mrow>
                                    <mi>j</mi>
                                    <mo stretchy="false">=</mo>
                                    <mn>2</mn>
                                  </mrow>
                                </mrow>
                              </msub>
                            </mrow>
                          </mtd>
                          <mtd>
                            <mrow>
                              <mn>.</mn>
                              <msub>
                                <mfenced open="∣" close="〉">
                                  <mrow>
                                    <mover accent="true">
                                      <mi>e</mi>
                                      <mo stretchy="false">̄</mo>
                                    </mover>
                                  </mrow>
                                </mfenced>
                                <mrow>
                                  <mrow>
                                    <mi>j</mi>
                                    <mo stretchy="false">=</mo>
                                    <mo stretchy="false">⋯</mo>
                                  </mrow>
                                </mrow>
                              </msub>
                            </mrow>
                          </mtd>
                          <mtd>
                            <mrow>
                              <mn>.</mn>
                              <msub>
                                <mfenced open="∣" close="〉">
                                  <mrow>
                                    <mover accent="true">
                                      <mi>e</mi>
                                      <mo stretchy="false">̄</mo>
                                    </mover>
                                  </mrow>
                                </mfenced>
                                <mrow>
                                  <mrow>
                                    <mi>j</mi>
                                    <mo stretchy="false">=</mo>
                                    <mi>n</mi>
                                  </mrow>
                                </mrow>
                              </msub>
                            </mrow>
                          </mtd>
                        </mtr>
                        <mtr>
                          <mtd>
                            <mrow>
                              <msub>
                                <mfenced open="〈" close="∣">
                                  <mrow>
                                    <mi>e</mi>
                                  </mrow>
                                </mfenced>
                                <mrow>
                                  <mrow>
                                    <mi>i</mi>
                                    <mo stretchy="false">=</mo>
                                    <mi>i</mi>
                                  </mrow>
                                </mrow>
                              </msub>
                              <msub>
                                <mfenced open="∣" close="〉">
                                  <mrow>
                                    <mover accent="true">
                                      <mi>e</mi>
                                      <mo stretchy="false">̄</mo>
                                    </mover>
                                  </mrow>
                                </mfenced>
                                <mrow>
                                  <mrow>
                                    <mi>j</mi>
                                    <mo stretchy="false">=</mo>
                                    <mn>1</mn>
                                  </mrow>
                                </mrow>
                              </msub>
                            </mrow>
                          </mtd>
                          <mtd>
                            <mrow>
                              <msub>
                                <mfenced open="〈" close="∣">
                                  <mrow>
                                    <mi>e</mi>
                                  </mrow>
                                </mfenced>
                                <mrow>
                                  <mrow>
                                    <mi>i</mi>
                                    <mo stretchy="false">=</mo>
                                    <mi>i</mi>
                                  </mrow>
                                </mrow>
                              </msub>
                              <msub>
                                <mfenced open="∣" close="〉">
                                  <mrow>
                                    <mover accent="true">
                                      <mi>e</mi>
                                      <mo stretchy="false">̄</mo>
                                    </mover>
                                  </mrow>
                                </mfenced>
                                <mrow>
                                  <mrow>
                                    <mi>j</mi>
                                    <mo stretchy="false">=</mo>
                                    <mn>2</mn>
                                  </mrow>
                                </mrow>
                              </msub>
                            </mrow>
                          </mtd>
                          <mtd>
                            <mrow>
                              <msub>
                                <mfenced open="〈" close="∣">
                                  <mrow>
                                    <mi>e</mi>
                                  </mrow>
                                </mfenced>
                                <mrow>
                                  <mrow>
                                    <mi>i</mi>
                                    <mo stretchy="false">=</mo>
                                    <mi>i</mi>
                                  </mrow>
                                </mrow>
                              </msub>
                              <msub>
                                <mfenced open="∣" close="〉">
                                  <mrow>
                                    <mover accent="true">
                                      <mi>e</mi>
                                      <mo stretchy="false">̄</mo>
                                    </mover>
                                  </mrow>
                                </mfenced>
                                <mrow>
                                  <mrow>
                                    <mi>j</mi>
                                    <mo stretchy="false">=</mo>
                                    <mo stretchy="false">⋯</mo>
                                  </mrow>
                                </mrow>
                              </msub>
                            </mrow>
                          </mtd>
                          <mtd>
                            <mrow>
                              <msub>
                                <mfenced open="〈" close="∣">
                                  <mrow>
                                    <mi>e</mi>
                                  </mrow>
                                </mfenced>
                                <mrow>
                                  <mrow>
                                    <mi>i</mi>
                                    <mo stretchy="false">=</mo>
                                    <mi>i</mi>
                                  </mrow>
                                </mrow>
                              </msub>
                              <msub>
                                <mfenced open="∣" close="〉">
                                  <mrow>
                                    <mover accent="true">
                                      <mi>e</mi>
                                      <mo stretchy="false">̄</mo>
                                    </mover>
                                  </mrow>
                                </mfenced>
                                <mrow>
                                  <mrow>
                                    <mi>j</mi>
                                    <mo stretchy="false">=</mo>
                                    <mi>n</mi>
                                  </mrow>
                                </mrow>
                              </msub>
                            </mrow>
                          </mtd>
                        </mtr>
                        <mtr>
                          <mtd>
                            <mrow>
                              <mn>.</mn>
                              <msub>
                                <mfenced open="∣" close="〉">
                                  <mrow>
                                    <mover accent="true">
                                      <mi>e</mi>
                                      <mo stretchy="false">̄</mo>
                                    </mover>
                                  </mrow>
                                </mfenced>
                                <mrow>
                                  <mrow>
                                    <mi>j</mi>
                                    <mo stretchy="false">=</mo>
                                    <mn>1</mn>
                                  </mrow>
                                </mrow>
                              </msub>
                            </mrow>
                          </mtd>
                          <mtd>
                            <mrow>
                              <mn>.</mn>
                              <msub>
                                <mfenced open="∣" close="〉">
                                  <mrow>
                                    <mover accent="true">
                                      <mi>e</mi>
                                      <mo stretchy="false">̄</mo>
                                    </mover>
                                  </mrow>
                                </mfenced>
                                <mrow>
                                  <mrow>
                                    <mi>j</mi>
                                    <mo stretchy="false">=</mo>
                                    <mn>2</mn>
                                  </mrow>
                                </mrow>
                              </msub>
                            </mrow>
                          </mtd>
                          <mtd>
                            <mrow>
                              <mn>.</mn>
                              <msub>
                                <mfenced open="∣" close="〉">
                                  <mrow>
                                    <mover accent="true">
                                      <mi>e</mi>
                                      <mo stretchy="false">̄</mo>
                                    </mover>
                                  </mrow>
                                </mfenced>
                                <mrow>
                                  <mrow>
                                    <mi>j</mi>
                                    <mo stretchy="false">=</mo>
                                    <mo stretchy="false">⋯</mo>
                                  </mrow>
                                </mrow>
                              </msub>
                            </mrow>
                          </mtd>
                          <mtd>
                            <mrow>
                              <mn>.</mn>
                              <msub>
                                <mfenced open="∣" close="〉">
                                  <mrow>
                                    <mover accent="true">
                                      <mi>e</mi>
                                      <mo stretchy="false">̄</mo>
                                    </mover>
                                  </mrow>
                                </mfenced>
                                <mrow>
                                  <mrow>
                                    <mi>j</mi>
                                    <mo stretchy="false">=</mo>
                                    <mi>n</mi>
                                  </mrow>
                                </mrow>
                              </msub>
                            </mrow>
                          </mtd>
                        </mtr>
                        <mtr>
                          <mtd>
                            <mrow>
                              <mn>.</mn>
                              <msub>
                                <mfenced open="∣" close="〉">
                                  <mrow>
                                    <mover accent="true">
                                      <mi>e</mi>
                                      <mo stretchy="false">̄</mo>
                                    </mover>
                                  </mrow>
                                </mfenced>
                                <mrow>
                                  <mrow>
                                    <mi>j</mi>
                                    <mo stretchy="false">=</mo>
                                    <mn>1</mn>
                                  </mrow>
                                </mrow>
                              </msub>
                            </mrow>
                          </mtd>
                          <mtd>
                            <mrow>
                              <mn>.</mn>
                              <msub>
                                <mfenced open="∣" close="〉">
                                  <mrow>
                                    <mover accent="true">
                                      <mi>e</mi>
                                      <mo stretchy="false">̄</mo>
                                    </mover>
                                  </mrow>
                                </mfenced>
                                <mrow>
                                  <mrow>
                                    <mi>j</mi>
                                    <mo stretchy="false">=</mo>
                                    <mn>2</mn>
                                  </mrow>
                                </mrow>
                              </msub>
                            </mrow>
                          </mtd>
                          <mtd>
                            <mrow>
                              <mn>.</mn>
                              <msub>
                                <mfenced open="∣" close="〉">
                                  <mrow>
                                    <mover accent="true">
                                      <mi>e</mi>
                                      <mo stretchy="false">̄</mo>
                                    </mover>
                                  </mrow>
                                </mfenced>
                                <mrow>
                                  <mrow>
                                    <mi>j</mi>
                                    <mo stretchy="false">=</mo>
                                    <mo stretchy="false">⋯</mo>
                                  </mrow>
                                </mrow>
                              </msub>
                            </mrow>
                          </mtd>
                          <mtd>
                            <mrow>
                              <mn>.</mn>
                              <msub>
                                <mfenced open="∣" close="〉">
                                  <mrow>
                                    <mover accent="true">
                                      <mi>e</mi>
                                      <mo stretchy="false">̄</mo>
                                    </mover>
                                  </mrow>
                                </mfenced>
                                <mrow>
                                  <mrow>
                                    <mi>j</mi>
                                    <mo stretchy="false">=</mo>
                                    <mi>n</mi>
                                  </mrow>
                                </mrow>
                              </msub>
                            </mrow>
                          </mtd>
                        </mtr>
                      </mtable>
                    </mrow>
                  </mfenced>
                  <mo stretchy="false">⋅</mo>
                  <mfenced open="(" close=")">
                    <mrow>
                      <mtable>
                        <mtr>
                          <mtd>
                            <mrow>
                              <msub>
                                <mi>x</mi>
                                <mrow>
                                  <mrow>
                                    <mi>j</mi>
                                    <mo stretchy="false">=</mo>
                                    <mn>1</mn>
                                  </mrow>
                                </mrow>
                              </msub>
                            </mrow>
                          </mtd>
                        </mtr>
                        <mtr>
                          <mtd>
                            <mrow>
                              <msub>
                                <mi>x</mi>
                                <mrow>
                                  <mrow>
                                    <mi>j</mi>
                                    <mo stretchy="false">=</mo>
                                    <mn>2</mn>
                                  </mrow>
                                </mrow>
                              </msub>
                            </mrow>
                          </mtd>
                        </mtr>
                        <mtr>
                          <mtd>
                            <mrow>
                              <msub>
                                <mi>x</mi>
                                <mrow>
                                  <mrow>
                                    <mi>j</mi>
                                    <mo stretchy="false">=</mo>
                                    <mo stretchy="false">⋮</mo>
                                  </mrow>
                                </mrow>
                              </msub>
                            </mrow>
                          </mtd>
                        </mtr>
                        <mtr>
                          <mtd>
                            <mrow>
                              <msub>
                                <mi>x</mi>
                                <mrow>
                                  <mrow>
                                    <mi>j</mi>
                                    <mo stretchy="false">=</mo>
                                    <mi>n</mi>
                                  </mrow>
                                </mrow>
                              </msub>
                            </mrow>
                          </mtd>
                        </mtr>
                      </mtable>
                    </mrow>
                  </mfenced>
                </mrow>
              </mrow>
              <mo stretchy="false">=</mo>
              <msub>
                <mfenced open="〈" close="∣">
                  <mrow>
                    <mi>e</mi>
                  </mrow>
                </mfenced>
                <mrow>
                  <mrow>
                    <mi>i</mi>
                    <mo stretchy="false">=</mo>
                    <mi>i</mi>
                  </mrow>
                </mrow>
              </msub>
            </mrow>
            <msub>
              <mfenced open="∣" close="〉">
                <mrow>
                  <mover accent="true">
                    <mi>e</mi>
                    <mo stretchy="false">̄</mo>
                  </mover>
                </mrow>
              </mfenced>
              <mrow>
                <mrow>
                  <mi>j</mi>
                  <mo stretchy="false">=</mo>
                  <mn>1</mn>
                </mrow>
              </mrow>
            </msub>
            <mrow>
              <msub>
                <mi>x</mi>
                <mn>1</mn>
              </msub>
              <mo stretchy="false">+</mo>
              <msub>
                <mfenced open="〈" close="∣">
                  <mrow>
                    <mi>e</mi>
                  </mrow>
                </mfenced>
                <mrow>
                  <mrow>
                    <mi>i</mi>
                    <mo stretchy="false">=</mo>
                    <mi>i</mi>
                  </mrow>
                </mrow>
              </msub>
            </mrow>
            <msub>
              <mfenced open="∣" close="〉">
                <mrow>
                  <mover accent="true">
                    <mi>e</mi>
                    <mo stretchy="false">̄</mo>
                  </mover>
                </mrow>
              </mfenced>
              <mrow>
                <mrow>
                  <mi>j</mi>
                  <mo stretchy="false">=</mo>
                  <mn>2</mn>
                </mrow>
              </mrow>
            </msub>
            <mrow>
              <msub>
                <mi>x</mi>
                <mn>2</mn>
              </msub>
              <mo stretchy="false">+</mo>
              <msub>
                <mfenced open="〈" close="∣">
                  <mrow>
                    <mi>e</mi>
                  </mrow>
                </mfenced>
                <mrow>
                  <mrow>
                    <mi>i</mi>
                    <mo stretchy="false">=</mo>
                    <mi>i</mi>
                  </mrow>
                </mrow>
              </msub>
            </mrow>
            <msub>
              <mfenced open="∣" close="〉">
                <mrow>
                  <mover accent="true">
                    <mi>e</mi>
                    <mo stretchy="false">̄</mo>
                  </mover>
                </mrow>
              </mfenced>
              <mrow>
                <mrow>
                  <mi>j</mi>
                  <mo stretchy="false">=</mo>
                  <mo stretchy="false">⋯</mo>
                </mrow>
              </mrow>
            </msub>
            <mrow>
              <msub>
                <mi>x</mi>
                <mrow>
                  <mo stretchy="false">⋮</mo>
                </mrow>
              </msub>
              <mo stretchy="false">+</mo>
              <msub>
                <mfenced open="〈" close="∣">
                  <mrow>
                    <mi>e</mi>
                  </mrow>
                </mfenced>
                <mrow>
                  <mrow>
                    <mi>i</mi>
                    <mo stretchy="false">=</mo>
                    <mi>i</mi>
                  </mrow>
                </mrow>
              </msub>
            </mrow>
            <msub>
              <mfenced open="∣" close="〉">
                <mrow>
                  <mover accent="true">
                    <mi>e</mi>
                    <mo stretchy="false">̄</mo>
                  </mover>
                </mrow>
              </mfenced>
              <mrow>
                <mrow>
                  <mi>j</mi>
                  <mo stretchy="false">=</mo>
                  <mi>n</mi>
                </mrow>
              </mrow>
            </msub>
            <msub>
              <mi>x</mi>
              <mi>n</mi>
            </msub>
          </mrow>
        </mtd>
      </mtr>
    </mtable>
    <annotation encoding="StarMath 5.0">{bar x} _i = sum from j=1 to n ( {bold e}_i {bar bold e} _j ) x_j newline newline

{bar x}_i =

sum from j=1 to n

left ( matrix{
 . # . # . # . ##
 e_{i_1} # e_{i_2} # e_{i_ dotslow} # e_{i_D} ##
 . # . # . # . ##
 . # . # . # . }  right ) cdot

left ( matrix{
 {bar e}_{{j=1}_1} # {bar e}_{{j=2}_1} # {bar e}_{{j= dotsaxis}_1} # {bar e}_{{j=n}_1} ##
 {bar e}_{{j=1}_2} # {bar e}_{{j=2}_2} # {bar e}_{{j= dotsaxis}_2} # {bar e}_{{j=n}_2} ##
 {bar e}_{{j=1}_dotsvert} # {bar e}_{{j=2}_dotsvert} # {bar e}_{{j= dotsaxis}_dotsvert} # {bar e}_{{j=n}_dotsvert} ##
 {bar e}_{{j=1}_D} # {bar e}_{{j=2}_D} # {bar e}_{{j= dotsaxis}_D} # {bar e}_{{j=n}_D} } right ) cdot
 
x_{bold j(!)} newline newline

alignr "Das" `_{bold j} "ist hier fett um einerseits darauf hinzuweisen, dass hier über mehrere" x "summiert wird und andererseits" newline alignr "bereits die Vektorform anzudeuten, so dass die" x_j "als Komponenten von" bold x "verstanden werden können. Die Notation" newline alignr {bar e}_{j=2_1} "bezeichnet die 1. Komponente des Vektors" {bar e}_{j=2} ", also des 2. Einheitsvektors der gedrehten Basis. Aus der Vorschrift" newline alignr
"oben ist ersichtlich dass die zweite Basismatrix transponiert sein muß, was aber aufgrund der Diagonalität nichts ändert"

newline newline

{bar x}_i 

= 

left ( matrix{
. left lline bar e right rangle _{j=1} #
. left lline bar e right rangle _{j=2} #
. left lline bar e right rangle _{j= dotsaxis} #
. left lline bar e right rangle _{j=n} ##

left langle e right rline _{i=i} left lline bar e right rangle _{j=1} #
left langle e right rline _{i=i} left lline bar e right rangle _{j=2} #
left langle e right rline _{i=i} left lline bar e right rangle _{j= dotsaxis} #
left langle e right rline _{i=i} left lline bar e right rangle _{j=n} ##

. left lline bar e right rangle _{j=1} #
. left lline bar e right rangle _{j=2} #
. left lline bar e right rangle _{j= dotsaxis} #
. left lline bar e right rangle _{j=n} ##

. left lline bar e right rangle _{j=1} #
. left lline bar e right rangle _{j=2} #
. left lline bar e right rangle _{j= dotsaxis} #
. left lline bar e right rangle _{j=n} } right )

cdot

left ( stack{x_{j=1} # x_{j=2} # x_{j= dotsvert } # x_{j=n}}  right )  =

left langle e right rline _{i=i} left lline bar e right rangle _{j=1} x_1 +
left langle e right rline _{i=i} left lline bar e right rangle _{j=2} x_2 +
left langle e right rline _{i=i} left lline bar e right rangle _{j= dotsaxis } x_{ dotsvert} +
left langle e right rline _{i=i} left lline bar e right rangle _{j=n} x_n</annotation>
  </semantics>
</math>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6:36:02.225000000</meta:creation-date>
    <meta:generator>LibreOffice/4.1.4.2$Windows_x86 LibreOffice_project/0a0440ccc0227ad9829de5f46be37cfb6edcf72</meta:generator>
  </office:meta>
</office:document-meta>
</file>